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5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jui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5">
          <table:table-cell office:value-type="string">
            <text:p>mushroom_sal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5">
          <table:table-cell office:value-type="string">
            <text:p>cold_sal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icecrea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icecrea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plesauc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honey_pancak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grass_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unshad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rry_bush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 table:number-rows-repeated="1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NCLUDES TAGS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</text:p>
          </table:table-cell>
          <table:table-cell/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</text:p>
            <text:p>furntiure shop</text:p>
          </table:table-cell>
          <table:table-cell office:value-type="string">
            <text:p>deco,skill,fun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food</text:p>
          </table:table-cell>
          <table:table-cell office:value-type="string">
            <text:p>food items</text:p>
          </table:table-cell>
          <table:table-cell/>
        </table:table-row>
        <table:table-row table:style-name="ro2">
          <table:table-cell office:value-type="string">
            <text:p>item</text:p>
          </table:table-cell>
          <table:table-cell office:value-type="string">
            <text:p>bas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1">31/12/2024</text:date>, <text:time>18:2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31T18:27:32.55</dc:date>
    <dc:creator>Summer </dc:creator>
    <meta:generator>OpenOffice/4.1.15$Win32 OpenOffice.org_project/4115m2$Build-9813</meta:generator>
    <meta:editing-duration>PT2H26M54S</meta:editing-duration>
    <meta:editing-cycles>23</meta:editing-cycles>
    <meta:document-statistic meta:table-count="2" meta:cell-count="212" meta:object-count="0"/>
  </office:meta>
</office:document-meta>
</file>